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8.5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55919" officeooo:paragraph-rsid="00155919"/>
    </style:style>
    <style:style style:name="P2" style:family="paragraph" style:parent-style-name="Table_20_Contents">
      <style:text-properties officeooo:rsid="00155919" officeooo:paragraph-rsid="00155919"/>
    </style:style>
    <style:style style:name="P3" style:family="paragraph" style:parent-style-name="Table_20_Contents">
      <style:text-properties officeooo:rsid="00155919" officeooo:paragraph-rsid="00155919"/>
    </style:style>
    <style:style style:name="P4" style:family="paragraph" style:parent-style-name="Table_20_Contents">
      <style:paragraph-properties fo:text-align="center" style:justify-single-word="false"/>
      <style:text-properties officeooo:rsid="00155919" officeooo:paragraph-rsid="00155919"/>
    </style:style>
    <style:style style:name="P5" style:family="paragraph" style:parent-style-name="Table_20_Contents">
      <style:text-properties officeooo:rsid="0015c5b8" officeooo:paragraph-rsid="0015c5b8"/>
    </style:style>
    <style:style style:name="P6" style:family="paragraph" style:parent-style-name="Table_20_Contents">
      <style:text-properties officeooo:rsid="00176c74" officeooo:paragraph-rsid="00176c74"/>
    </style:style>
    <style:style style:name="P7" style:family="paragraph" style:parent-style-name="Table_20_Contents">
      <style:text-properties officeooo:rsid="00177594" officeooo:paragraph-rsid="00177594"/>
    </style:style>
    <style:style style:name="P8" style:family="paragraph" style:parent-style-name="Table_20_Contents">
      <style:paragraph-properties fo:text-align="center" style:justify-single-word="false"/>
      <style:text-properties officeooo:rsid="00197bac" officeooo:paragraph-rsid="00197bac"/>
    </style:style>
    <style:style style:name="T1" style:family="text">
      <style:text-properties officeooo:rsid="00159adf"/>
    </style:style>
    <style:style style:name="T2" style:family="text">
      <style:text-properties officeooo:rsid="0015c5b8"/>
    </style:style>
    <style:style style:name="T3" style:family="text">
      <style:text-properties officeooo:rsid="001600d4"/>
    </style:style>
    <style:style style:name="T4" style:family="text">
      <style:text-properties officeooo:rsid="001958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">Mardi 8h-10h</text:p>
          </table:table-cell>
          <table:table-cell table:style-name="Tableau1.A1" office:value-type="string">
            <text:p text:style-name="P4">Mercredi 10h-11h</text:p>
          </table:table-cell>
          <table:table-cell table:style-name="Tableau1.C1" office:value-type="string">
            <text:p text:style-name="P4">Jeudi 13h-15h</text:p>
          </table:table-cell>
        </table:table-row>
        <table:table-row>
          <table:table-cell table:style-name="Tableau1.A2" office:value-type="string">
            <text:p text:style-name="P8">Salle v430</text:p>
          </table:table-cell>
          <table:table-cell table:style-name="Tableau1.A2" office:value-type="string">
            <text:p text:style-name="P8">Salle Liboz</text:p>
          </table:table-cell>
          <table:table-cell table:style-name="Tableau1.C2" office:value-type="string">
            <text:p text:style-name="P8">Salle v147</text:p>
          </table:table-cell>
        </table:table-row>
        <table:table-row>
          <table:table-cell table:style-name="Tableau1.A2" office:value-type="string">
            <text:p text:style-name="P2">M. Bondue B</text:p>
            <text:p text:style-name="P2">Mme Vaglienti Cussac L</text:p>
            <text:p text:style-name="P2">Mme Javerzac J <text:span text:style-name="T1">(arrivée 9h)</text:span></text:p>
            <text:p text:style-name="P2">M. Mallet C</text:p>
            <text:p text:style-name="P2">Mme Barrière S</text:p>
            <text:p text:style-name="P2">M. Guitton T</text:p>
            <text:p text:style-name="P5">Mme Torres C</text:p>
            <text:p text:style-name="P6">Mme Fortune G →<text:span text:style-name="T4"> cours de 9h à 10h</text:span></text:p>
            <text:p text:style-name="P7">Mme Aguirre A → cours de 8h à 10h</text:p>
          </table:table-cell>
          <table:table-cell table:style-name="Tableau1.A2" office:value-type="string">
            <text:p text:style-name="P2">Mme V<text:span text:style-name="T3">ie</text:span>llanais M</text:p>
            <text:p text:style-name="P2">Mme Robin F</text:p>
            <text:p text:style-name="P2">Mme Lanaspeze L</text:p>
            <text:p text:style-name="P2">Mme Ham S</text:p>
            <text:p text:style-name="P2">Mme Bondue C</text:p>
          </table:table-cell>
          <table:table-cell table:style-name="Tableau1.C2" office:value-type="string">
            <text:p text:style-name="P2">M. Cuvelier S →<text:span text:style-name="T2"> cours de 14h à 15h</text:span></text:p>
            <text:p text:style-name="P2">Mme Etie A</text:p>
            <text:p text:style-name="P2">Mme Lachaud S</text:p>
            <text:p text:style-name="P2">Mme Naboulet Saint-Pee N</text:p>
            <text:p text:style-name="P2">Mme Le Nadan M →<text:span text:style-name="T2"> cours de 14h à 15h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55919" officeooo:paragraph-rsid="00155919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Formations 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21:55:27.798355182</meta:creation-date>
    <dc:date>2020-09-18T20:44:54.266861354</dc:date>
    <meta:editing-duration>P1DT7H49M38S</meta:editing-duration>
    <meta:editing-cycles>8</meta:editing-cycles>
    <meta:generator>LibreOffice/6.1.5.2$Linux_X86_64 LibreOffice_project/10$Build-2</meta:generator>
    <meta:document-statistic meta:table-count="1" meta:image-count="0" meta:object-count="0" meta:page-count="1" meta:paragraph-count="26" meta:word-count="100" meta:character-count="440" meta:non-whitespace-character-count="366"/>
  </office:meta>
</office:document-meta>
</file>